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90c" officeooo:paragraph-rsid="0007a90c"/>
    </style:style>
    <style:style style:name="P2" style:family="paragraph" style:parent-style-name="Standard">
      <style:text-properties officeooo:rsid="0008cbdf" officeooo:paragraph-rsid="0008c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ADDRESS TRACKER Journey Content:</text:p>
      <text:p text:style-name="P1"/>
      <text:p text:style-name="P2">Starting out, my first thing to get this done would be plan out how I will get this project finished. </text:p>
      <text:p text:style-name="P2">I first want to start off by structuring the HTML file. </text:p>
      <text:p text:style-name="P2">I noticed first off that there is a blue box, with the word title IP Address Tracker, and under that is an input box, under that box is a collection of 4 cards that has the ip address, location, time zone, and ISP, and under that is a map. </text:p>
      <text:p text:style-name="P2"/>
      <text:p text:style-name="P2">I have never worked with linking API’s up to websites , so that will be a cool thing to learn. I need an IP Address tracker API and also a MAP API. , the style of this page seems pretty simple but well se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8:14:13.437111525</meta:creation-date>
    <dc:date>2023-01-11T18:28:05.664155634</dc:date>
    <meta:editing-duration>PT3M42S</meta:editing-duration>
    <meta:editing-cycles>1</meta:editing-cycles>
    <meta:document-statistic meta:table-count="0" meta:image-count="0" meta:object-count="0" meta:page-count="1" meta:paragraph-count="5" meta:word-count="129" meta:character-count="640" meta:non-whitespace-character-count="512"/>
    <meta:generator>LibreOffice/7.3.7.2$Linux_X86_64 LibreOffice_project/30$Build-2</meta:generator>
  </office:meta>
</office:document-meta>
</file>